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16.77pt" svg:y="198.57pt">
            <draw:object draw:notify-on-update-of-ranges="Sheet1.B17:Sheet1.B17 Sheet1.C17:Sheet1.C17 Sheet1.B18:Sheet1.B18 Sheet1.C18:Sheet1.C18 Sheet1.B19:Sheet1.B19 Sheet1.C19:Sheet1.C19 Sheet1.B20:Sheet1.B20 Sheet1.C20:Sheet1.C20 Sheet1.B21:Sheet1.B21 Sheet1.C21:Sheet1.C21 Sheet1.B22:Sheet1.B22 Sheet1.C22:Sheet1.C22 Sheet1.B23:Sheet1.B23 Sheet1.C23:Sheet1.C23 Sheet1.B24:Sheet1.B24 Sheet1.C24:Sheet1.C24 Sheet1.B25:Sheet1.B25 Sheet1.C25:Sheet1.C25 Sheet1.B26:Sheet1.B26 Sheet1.C26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09" calcext:value-type="float">
            <text:p>50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l</text:p>
          </table:table-cell>
          <table:table-cell table:formula="of:=SUM([.C5:.F5])"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ssical</text:p>
          </table:table-cell>
          <table:table-cell table:formula="of:=SUM([.C6:.F6])" office:value-type="float" office:value="1171" calcext:value-type="float">
            <text:p>1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p Hop</text:p>
          </table:table-cell>
          <table:table-cell table:formula="of:=SUM([.C7:.F7])" office:value-type="float" office:value="1159" calcext:value-type="float">
            <text:p>1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ndtrack &amp; Instrumental</text:p>
          </table:table-cell>
          <table:table-cell table:formula="of:=SUM([.C8:.F8])"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ck &amp; Punk</text:p>
          </table:table-cell>
          <table:table-cell table:formula="of:=SUM([.C9:.F9])"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 table:formula="of:=SUM([.C10:.F10])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onic &amp; Dance</text:p>
          </table:table-cell>
          <table:table-cell table:formula="of:=SUM([.C11:.F11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eval</text:p>
          </table:table-cell>
          <table:table-cell table:formula="of:=SUM([.C12:.F12]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 table:formula="of:=SUM([.C13:.F13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ggae</text:p>
          </table:table-cell>
          <table:table-cell table:formula="of:=SUM([.C14:.F14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UM([.C17:.C26])" office:value-type="float" office:value="10301" calcext:value-type="float">
            <text:p>1030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3:Sheet1.C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6:29:30.392254568</meta:creation-date>
    <dc:date>2019-07-18T16:50:15.909900061</dc:date>
    <meta:editing-duration>PT4S</meta:editing-duration>
    <meta:editing-cycles>1</meta:editing-cycles>
    <meta:document-statistic meta:table-count="1" meta:cell-count="4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private music collection</text:p>
        </chart:title>
        <chart:legend chart:legend-position="end" svg:x="11.144cm" svg:y="1.96cm" style:legend-expansion="high" chart:style-name="ch3"/>
        <chart:plot-area chart:style-name="ch4" table:cell-range-address="Sheet1.B17:Sheet1.C26" chart:data-source-has-labels="column" svg:x="1.331cm" svg:y="1.275cm" svg:width="9.493cm" svg:height="6.564cm">
          <chartooo:coordinate-region svg:x="2.323cm" svg:y="1.474cm" svg:width="8.501cm" svg:height="6.166cm"/>
          <chart:axis chart:dimension="x" chart:name="primary-x" chart:style-name="ch5">
            <chart:title svg:x="5.517cm" svg:y="8.019cm" chart:style-name="ch6">
              <text:p>genres</text:p>
            </chart:title>
          </chart:axis>
          <chart:axis chart:dimension="y" chart:name="primary-y" chart:style-name="ch7">
            <chart:title svg:x="0.451cm" svg:y="5.051cm" chart:style-name="ch8">
              <text:p>songs</text:p>
            </chart:title>
            <chart:grid chart:style-name="ch9" chart:class="major"/>
          </chart:axis>
          <chart:series chart:style-name="ch10" chart:values-cell-range-address="Sheet1.C17:Sheet1.C17" chart:label-cell-address="Sheet1.B17:Sheet1.B17" chart:class="chart:bar">
            <chart:data-point/>
          </chart:series>
          <chart:series chart:style-name="ch11" chart:values-cell-range-address="Sheet1.C18:Sheet1.C18" chart:label-cell-address="Sheet1.B18:Sheet1.B18" chart:class="chart:bar">
            <chart:data-point/>
          </chart:series>
          <chart:series chart:style-name="ch12" chart:values-cell-range-address="Sheet1.C19:Sheet1.C19" chart:label-cell-address="Sheet1.B19:Sheet1.B19" chart:class="chart:bar">
            <chart:data-point/>
          </chart:series>
          <chart:series chart:style-name="ch13" chart:values-cell-range-address="Sheet1.C20:Sheet1.C20" chart:label-cell-address="Sheet1.B20:Sheet1.B20" chart:class="chart:bar">
            <chart:data-point/>
          </chart:series>
          <chart:series chart:style-name="ch14" chart:values-cell-range-address="Sheet1.C21:Sheet1.C21" chart:label-cell-address="Sheet1.B21:Sheet1.B21" chart:class="chart:bar">
            <chart:data-point/>
          </chart:series>
          <chart:series chart:style-name="ch15" chart:values-cell-range-address="Sheet1.C22:Sheet1.C22" chart:label-cell-address="Sheet1.B22:Sheet1.B22" chart:class="chart:bar">
            <chart:data-point/>
          </chart:series>
          <chart:series chart:style-name="ch16" chart:values-cell-range-address="Sheet1.C23:Sheet1.C23" chart:label-cell-address="Sheet1.B23:Sheet1.B23" chart:class="chart:bar">
            <chart:data-point/>
          </chart:series>
          <chart:series chart:style-name="ch17" chart:values-cell-range-address="Sheet1.C24:Sheet1.C24" chart:label-cell-address="Sheet1.B24:Sheet1.B24" chart:class="chart:bar">
            <chart:data-point/>
          </chart:series>
          <chart:series chart:style-name="ch18" chart:values-cell-range-address="Sheet1.C25:Sheet1.C25" chart:label-cell-address="Sheet1.B25:Sheet1.B25" chart:class="chart:bar">
            <chart:data-point/>
          </chart:series>
          <chart:series chart:style-name="ch19" chart:values-cell-range-address="Sheet1.C26:Sheet1.C26" chart:label-cell-address="Sheet1.B26:Sheet1.B26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etal</text:p>
                <draw:g>
                  <svg:desc>Sheet1.B17:Sheet1.B17</svg:desc>
                </draw:g>
              </table:table-cell>
              <table:table-cell office:value-type="float" office:value="5474">
                <text:p>5474</text:p>
                <draw:g>
                  <svg:desc>Sheet1.C17:Sheet1.C17</svg:desc>
                </draw:g>
              </table:table-cell>
            </table:table-row>
            <table:table-row>
              <table:table-cell office:value-type="string">
                <text:p>Classical</text:p>
                <draw:g>
                  <svg:desc>Sheet1.B18:Sheet1.B18</svg:desc>
                </draw:g>
              </table:table-cell>
              <table:table-cell office:value-type="float" office:value="1171">
                <text:p>1171</text:p>
                <draw:g>
                  <svg:desc>Sheet1.C18:Sheet1.C18</svg:desc>
                </draw:g>
              </table:table-cell>
            </table:table-row>
            <table:table-row>
              <table:table-cell office:value-type="string">
                <text:p>Hip Hop</text:p>
                <draw:g>
                  <svg:desc>Sheet1.B19:Sheet1.B19</svg:desc>
                </draw:g>
              </table:table-cell>
              <table:table-cell office:value-type="float" office:value="1159">
                <text:p>1159</text:p>
                <draw:g>
                  <svg:desc>Sheet1.C19:Sheet1.C19</svg:desc>
                </draw:g>
              </table:table-cell>
            </table:table-row>
            <table:table-row>
              <table:table-cell office:value-type="string">
                <text:p>Soundtrack &amp; Instrumental</text:p>
                <draw:g>
                  <svg:desc>Sheet1.B20:Sheet1.B20</svg:desc>
                </draw:g>
              </table:table-cell>
              <table:table-cell office:value-type="float" office:value="982">
                <text:p>982</text:p>
                <draw:g>
                  <svg:desc>Sheet1.C20:Sheet1.C20</svg:desc>
                </draw:g>
              </table:table-cell>
            </table:table-row>
            <table:table-row>
              <table:table-cell office:value-type="string">
                <text:p>Rock &amp; Punk</text:p>
                <draw:g>
                  <svg:desc>Sheet1.B21:Sheet1.B21</svg:desc>
                </draw:g>
              </table:table-cell>
              <table:table-cell office:value-type="float" office:value="671">
                <text:p>671</text:p>
                <draw:g>
                  <svg:desc>Sheet1.C21:Sheet1.C21</svg:desc>
                </draw:g>
              </table:table-cell>
            </table:table-row>
            <table:table-row>
              <table:table-cell office:value-type="string">
                <text:p>Pop</text:p>
                <draw:g>
                  <svg:desc>Sheet1.B22:Sheet1.B22</svg:desc>
                </draw:g>
              </table:table-cell>
              <table:table-cell office:value-type="float" office:value="448">
                <text:p>448</text:p>
                <draw:g>
                  <svg:desc>Sheet1.C22:Sheet1.C22</svg:desc>
                </draw:g>
              </table:table-cell>
            </table:table-row>
            <table:table-row>
              <table:table-cell office:value-type="string">
                <text:p>Electronic &amp; Dance</text:p>
                <draw:g>
                  <svg:desc>Sheet1.B23:Sheet1.B23</svg:desc>
                </draw:g>
              </table:table-cell>
              <table:table-cell office:value-type="float" office:value="233">
                <text:p>233</text:p>
                <draw:g>
                  <svg:desc>Sheet1.C23:Sheet1.C23</svg:desc>
                </draw:g>
              </table:table-cell>
            </table:table-row>
            <table:table-row>
              <table:table-cell office:value-type="string">
                <text:p>Medieval</text:p>
                <draw:g>
                  <svg:desc>Sheet1.B24:Sheet1.B24</svg:desc>
                </draw:g>
              </table:table-cell>
              <table:table-cell office:value-type="float" office:value="89">
                <text:p>89</text:p>
                <draw:g>
                  <svg:desc>Sheet1.C24:Sheet1.C24</svg:desc>
                </draw:g>
              </table:table-cell>
            </table:table-row>
            <table:table-row>
              <table:table-cell office:value-type="string">
                <text:p>Jazz</text:p>
                <draw:g>
                  <svg:desc>Sheet1.B25:Sheet1.B25</svg:desc>
                </draw:g>
              </table:table-cell>
              <table:table-cell office:value-type="float" office:value="60">
                <text:p>60</text:p>
                <draw:g>
                  <svg:desc>Sheet1.C25:Sheet1.C25</svg:desc>
                </draw:g>
              </table:table-cell>
            </table:table-row>
            <table:table-row>
              <table:table-cell office:value-type="string">
                <text:p>Reggae</text:p>
                <draw:g>
                  <svg:desc>Sheet1.B26:Sheet1.B26</svg:desc>
                </draw:g>
              </table:table-cell>
              <table:table-cell office:value-type="float" office:value="14">
                <text:p>14</text:p>
                <draw:g>
                  <svg:desc>Sheet1.C26:Sheet1.C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